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f5d21" officeooo:paragraph-rsid="00032e70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1ad03d" officeooo:paragraph-rsid="00032e70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03fd25" officeooo:paragraph-rsid="0003fd25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03fd25" officeooo:paragraph-rsid="0006b999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rsid="0008865f" officeooo:paragraph-rsid="0008865f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rsid="000a48ff" officeooo:paragraph-rsid="000a48ff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fo:font-weight="normal" officeooo:rsid="000d9fe7" officeooo:paragraph-rsid="000d9fe7" style:font-size-asian="12pt" style:font-weight-asian="normal" style:font-size-complex="12pt" style:font-weight-complex="normal"/>
    </style:style>
    <style:style style:name="T1" style:family="text">
      <style:text-properties officeooo:rsid="00032e70"/>
    </style:style>
    <style:style style:name="T2" style:family="text">
      <style:text-properties officeooo:rsid="001ad03d"/>
    </style:style>
    <style:style style:name="T3" style:family="text">
      <style:text-properties officeooo:rsid="00059e62"/>
    </style:style>
    <style:style style:name="T4" style:family="text">
      <style:text-properties officeooo:rsid="000a48ff"/>
    </style:style>
    <style:style style:name="T5" style:family="text">
      <style:text-properties officeooo:rsid="000d9fe7"/>
    </style:style>
    <style:style style:name="T6" style:family="text">
      <style:text-properties fo:font-weight="bold" officeooo:rsid="000d9fe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Rio de Janeiro <text:span text:style-name="T2">(UFRJ)</text:span></text:p>
      <text:p text:style-name="P2">Processo Seletivo do Grupo de Resposta a Incidentes de Segurança (GRIS)</text:p>
      <text:p text:style-name="P1">Tag de <text:span text:style-name="T1">Web-Hacking</text:span></text:p>
      <text:p text:style-name="P1">Avaliador: <text:span text:style-name="T1">Breno Castilho</text:span></text:p>
      <text:p text:style-name="P1">Candidato: Felipe de Jesus</text:p>
      <text:p text:style-name="P1"/>
      <text:p text:style-name="P3">1) O que é o protocolo HTTP e como ele funciona?</text:p>
      <text:p text:style-name="P3"/>
      <text:p text:style-name="P4"><text:span text:style-name="T3">O HTTP (Hypertext <text:tab/>Transfer Protocol), em português HTTP(Protocolo de transferência de Hipertexto), é</text:span> <text:span text:style-name="T3">basicamente uma forma de conversar entre duas máquinas(cliente-servidor). É um protocolo que permite transferir Hipertexto entre computadores por meio da internet. Funciona através do modelo requisição-resposta entre cliente-servidor. O cliente no navegador, estabelece uma conexão com servidor e envia-lhe uma mensagem de requisição HTTP com uma URL e recebe o site em HTML e outros recursos do servidor como resposta.</text:span></text:p>
      <text:p text:style-name="P4"/>
      <text:p text:style-name="P5">2) <text:span text:style-name="T4">O que é um Response Code? Cite um exemplo de um programa que você pode fazer com ele?</text:span></text:p>
      <text:p text:style-name="P5"/>
      <text:p text:style-name="P6">Response Code é um código de resposta da requisição HTTP, serve para verificar os status dessa resposta e verificar se essa requisição foi concluida corretamente. Response codes são agrupados em cinco classes de respostas: informativas(100-199), sucesso(200-299), redirecionamentos(300-399), erros do cliente(400-499) e erros de servidor(500-599). <text:span text:style-name="T6">&lt;RESPONDER SEGUNDA PERGUNTA&gt;</text:span></text:p>
      <text:p text:style-name="P6"><text:span text:style-name="T6"/></text:p>
      <text:p text:style-name="P7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6T20:56:56.983893705</dc:date>
    <meta:editing-duration>PT32M51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10" meta:word-count="179" meta:character-count="1221" meta:non-whitespace-character-count="1050"/>
  </office:meta>
</office:document-meta>
</file>